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1aa05" officeooo:paragraph-rsid="0011aa05"/>
    </style:style>
    <style:style style:name="P2" style:family="paragraph" style:parent-style-name="Standard">
      <style:text-properties fo:font-weight="bold" officeooo:rsid="0011aa05" officeooo:paragraph-rsid="0011aa05" style:font-weight-asian="bold" style:font-weight-complex="bold"/>
    </style:style>
    <style:style style:name="P3" style:family="paragraph" style:parent-style-name="Standard">
      <style:text-properties fo:font-weight="normal" officeooo:rsid="0011aa05" officeooo:paragraph-rsid="0011aa05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556c8" officeooo:paragraph-rsid="00139a5c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bf5db" officeooo:paragraph-rsid="001bf5db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cbcbe" officeooo:paragraph-rsid="001cbcbe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e98bf" officeooo:paragraph-rsid="001e98bf" style:font-weight-asian="normal" style:font-weight-complex="normal"/>
    </style:style>
    <style:style style:name="P8" style:family="paragraph" style:parent-style-name="Standard" style:list-style-name="L1">
      <style:text-properties style:text-underline-style="none" fo:font-weight="normal" officeooo:rsid="002283c7" officeooo:paragraph-rsid="002283c7" style:font-weight-asian="normal" style:font-weight-complex="normal"/>
    </style:style>
    <style:style style:name="P9" style:family="paragraph" style:parent-style-name="Standard" style:list-style-name="L2">
      <style:text-properties style:text-underline-style="none" fo:font-weight="normal" officeooo:rsid="001cbcbe" officeooo:paragraph-rsid="001cbcbe" style:font-weight-asian="normal" style:font-weight-complex="normal"/>
    </style:style>
    <style:style style:name="P10" style:family="paragraph" style:parent-style-name="Standard" style:list-style-name="L3">
      <style:text-properties style:text-underline-style="none" fo:font-weight="normal" officeooo:rsid="001e98bf" officeooo:paragraph-rsid="001e98bf" style:font-weight-asian="normal" style:font-weight-complex="normal"/>
    </style:style>
    <style:style style:name="P11" style:family="paragraph" style:parent-style-name="Standard" style:list-style-name="L3">
      <style:text-properties style:text-underline-style="none" fo:font-weight="normal" officeooo:rsid="001fe9d9" officeooo:paragraph-rsid="001fe9d9" style:font-weight-asian="normal" style:font-weight-complex="normal"/>
    </style:style>
    <style:style style:name="P12" style:family="paragraph" style:parent-style-name="Standard" style:list-style-name="L3">
      <style:text-properties style:text-underline-style="none" fo:font-weight="normal" officeooo:rsid="002383ab" officeooo:paragraph-rsid="002383ab" style:font-weight-asian="normal" style:font-weight-complex="normal"/>
    </style:style>
    <style:style style:name="P13" style:family="paragraph" style:parent-style-name="Standard" style:list-style-name="L2">
      <style:text-properties fo:font-weight="bold" officeooo:rsid="001cbcbe" officeooo:paragraph-rsid="001cbcbe" style:font-weight-asian="bold" style:font-weight-complex="bold"/>
    </style:style>
    <style:style style:name="P14" style:family="paragraph" style:parent-style-name="Standard" style:list-style-name="L2">
      <style:text-properties fo:font-weight="bold" officeooo:rsid="001cbcbe" officeooo:paragraph-rsid="001de07e" style:font-weight-asian="bold" style:font-weight-complex="bold"/>
    </style:style>
    <style:style style:name="P15" style:family="paragraph" style:parent-style-name="Standard" style:list-style-name="L2">
      <style:text-properties fo:font-weight="bold" officeooo:rsid="001de07e" officeooo:paragraph-rsid="001de07e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49576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de07e" style:font-weight-asian="normal" style:font-weight-complex="normal"/>
    </style:style>
    <style:style style:name="T5" style:family="text">
      <style:text-properties style:text-underline-style="none" fo:font-weight="normal" officeooo:rsid="001cbcbe" style:font-weight-asian="normal" style:font-weight-complex="normal"/>
    </style:style>
    <style:style style:name="T6" style:family="text">
      <style:text-properties style:text-underline-style="none" fo:font-weight="normal" officeooo:rsid="0025d948" style:font-weight-asian="normal" style:font-weight-complex="normal"/>
    </style:style>
    <style:style style:name="T7" style:family="text">
      <style:text-properties officeooo:rsid="00139a5c"/>
    </style:style>
    <style:style style:name="T8" style:family="text">
      <style:text-properties officeooo:rsid="00209beb"/>
    </style:style>
    <style:style style:name="T9" style:family="text">
      <style:text-properties officeooo:rsid="002283c7"/>
    </style:style>
    <style:style style:name="T10" style:family="text">
      <style:text-properties officeooo:rsid="00249576"/>
    </style:style>
    <style:style style:name="T11" style:family="text">
      <style:text-properties officeooo:rsid="0025d9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chiavi esterne le scrivo nella relazione e non le indico nello schema ER a meno che non facciano la chiave primaria con attributi di una determinata entità.</text:p>
      <text:p text:style-name="P1"/>
      <text:p text:style-name="P2">Modello relazionale</text:p>
      <text:p text:style-name="P3"/>
      <text:p text:style-name="P5"><text:span text:style-name="T7">P</text:span>RODOTTO (<text:span text:style-name="T1">Cod Prodotto</text:span>, Nome, Descrizione, Quantità, <text:span text:style-name="T8">Costo</text:span>, Percentuale IVA, Foto, <text:span text:style-name="T9">Categoria</text:span>)</text:p>
      <text:p text:style-name="P5">SCONTRINO (<text:span text:style-name="T1">Prodotto</text:span>, <text:span text:style-name="T1">Data</text:span>, <text:span text:style-name="T1">Codice Scontrino</text:span>, Quantità, SubTotale, Iscritto)</text:p>
      <text:p text:style-name="P5">CERTIFICA (<text:span text:style-name="T1">Prodotto</text:span>, <text:span text:style-name="T1">Data</text:span>, <text:span text:style-name="T1">Codice Scontrino</text:span>)</text:p>
      <text:p text:style-name="P5">FATTURA (<text:span text:style-name="T1">Prodotto</text:span>, <text:span text:style-name="T1">Codice Fattura</text:span>, Data, Quantità, Fornitore)</text:p>
      <text:p text:style-name="P5">REGISTRATO (<text:span text:style-name="T1">Prodotto</text:span>, <text:span text:style-name="T1">Fattura</text:span>)</text:p>
      <text:p text:style-name="P5">CATEGORIA (<text:span text:style-name="T1">Nome Categoria</text:span>)</text:p>
      <text:p text:style-name="P5">SCONTO (<text:span text:style-name="T1">Categoria</text:span>, <text:span text:style-name="T1">Livell</text:span><text:span text:style-name="T2">o</text:span>, %Sconto, TettoMax)</text:p>
      <text:p text:style-name="P5">SCAGLION<text:span text:style-name="T11">E</text:span> (<text:span text:style-name="T1">Categoria</text:span>, <text:span text:style-name="T1">Livell</text:span><text:span text:style-name="T2">o</text:span>)</text:p>
      <text:p text:style-name="P5">ISCRITTO (<text:span text:style-name="T1">Cod Iscritto</text:span>, Nome, Cognome, Fax, Telefono, Mail, Indirizzo)</text:p>
      <text:p text:style-name="P5">FORNITORE (<text:span text:style-name="T1">Nome</text:span>, Fax, Telefono, Mail, Indirizzo)</text:p>
      <text:p text:style-name="P5">DIPENDENTE (<text:span text:style-name="T1">Cod Dipendente</text:span>, Nome, Cognome, Data Nascita, Codice Fiscale, Telefono, Mail, Data Inizio, <text:span text:style-name="T10">Indirizzo, </text:span>Categoria)</text:p>
      <text:p text:style-name="P4"/>
      <text:p text:style-name="P6">Vincoli non esprimibili:</text:p>
      <text:list xml:id="list7621716086325577221" text:style-name="L1">
        <text:list-item>
          <text:p text:style-name="P8">In PRODOTTO vincolo d'integrità di categoria con CATEGORIA</text:p>
        </text:list-item>
      </text:list>
      <text:list xml:id="list4785250019331193770" text:style-name="L2">
        <text:list-item>
          <text:p text:style-name="P13"><text:span text:style-name="T3">In SCONTRINO vincolo d'integrità di prodotto con </text:span><text:span text:style-name="T4">CERTIFICA</text:span></text:p>
        </text:list-item>
        <text:list-item>
          <text:p text:style-name="P9">In SCONTRINO vincolo d'integrità di iscritto con ISCRITTO</text:p>
        </text:list-item>
        <text:list-item>
          <text:p text:style-name="P9">In CERTIFICA vincolo d'integrità di prodotto con PRODOTTO</text:p>
        </text:list-item>
        <text:list-item>
          <text:p text:style-name="P9">In CERTIFICA vincolo d'integrità di codice scontrino con SCONTRINO</text:p>
        </text:list-item>
        <text:list-item>
          <text:p text:style-name="P9">In CERTIFICA vincolo d'integrità di data con SCONTRINO</text:p>
        </text:list-item>
        <text:list-item>
          <text:p text:style-name="P13"><text:span text:style-name="T3">In FATTURA vincolo d'integrità di prodotto con </text:span><text:span text:style-name="T4">REGISTRATO</text:span></text:p>
        </text:list-item>
        <text:list-item>
          <text:p text:style-name="P9">In FATTURA vincolo d'integrità di fornitore con FORNITORE</text:p>
        </text:list-item>
        <text:list-item>
          <text:p text:style-name="P9">In REGISTRATO vincolo d'integrità di prodotto con PRODOTTO</text:p>
        </text:list-item>
        <text:list-item>
          <text:p text:style-name="P9">in REGISTRATO vincolo d'integrità di codice fattura con FATTURA</text:p>
        </text:list-item>
        <text:list-item>
          <text:p text:style-name="P13"><text:span text:style-name="T3">In SCONTO vincolo d'integrità di categoria con </text:span><text:span text:style-name="T4">SCAGLIONI</text:span></text:p>
        </text:list-item>
        <text:list-item>
          <text:p text:style-name="P14"><text:span text:style-name="T3">In SCAGLION</text:span><text:span text:style-name="T6">E</text:span><text:span text:style-name="T3"> vincolo d'integrità </text:span><text:span text:style-name="T4">di categoria con CATEGORIA</text:span></text:p>
        </text:list-item>
        <text:list-item>
          <text:p text:style-name="P15"><text:span text:style-name="T3">In SCAGLION</text:span><text:span text:style-name="T6">E</text:span><text:span text:style-name="T3"> </text:span><text:span text:style-name="T5">vincolo d'integrità </text:span><text:span text:style-name="T3">di livelli con SCONTO</text:span></text:p>
        </text:list-item>
        <text:list-item>
          <text:p text:style-name="P15"><text:span text:style-name="T3">In DIPENDENTE </text:span><text:span text:style-name="T5">vincolo d'integrità </text:span><text:span text:style-name="T3">di categoria con CATEGORIA</text:span></text:p>
        </text:list-item>
      </text:list>
      <text:p text:style-name="P7">Proprietà degli attributi non esprimibili:</text:p>
      <text:list xml:id="list2996596382361161014" text:style-name="L3">
        <text:list-item>
          <text:p text:style-name="P10">In PRODOTTO Descrizione, Foto possono essere NULL</text:p>
        </text:list-item>
        <text:list-item>
          <text:p text:style-name="P11">In ISCRITTO Fax, Indirizzo, Mail possono essere NULL</text:p>
        </text:list-item>
        <text:list-item>
          <text:p text:style-name="P11">In FORNITORE Fax può essere NULL</text:p>
        </text:list-item>
        <text:list-item>
          <text:p text:style-name="P11">In DIPENDENTE Mail può essere NULL</text:p>
        </text:list-item>
        <text:list-item>
          <text:p text:style-name="P12">In SCONTO TettoMax può essere NUL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0:27:46.394423984</meta:creation-date>
    <meta:generator>LibreOffice/4.2.8.2$Linux_X86_64 LibreOffice_project/420m0$Build-2</meta:generator>
    <dc:date>2015-06-19T10:35:14.989624469</dc:date>
    <meta:editing-duration>PT7H39M55S</meta:editing-duration>
    <meta:editing-cycles>14</meta:editing-cycles>
    <meta:document-statistic meta:table-count="0" meta:image-count="0" meta:object-count="0" meta:page-count="1" meta:paragraph-count="34" meta:word-count="279" meta:character-count="1924" meta:non-whitespace-character-count="1698"/>
  </office:meta>
</office:document-meta>
</file>